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8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196ecb" style:font-name-asian="Courier New" style:font-size-asian="12pt" style:font-name-complex="Courier New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2pt" officeooo:paragraph-rsid="00196ecb" style:font-name-asian="Courier New" style:font-size-asian="12pt" style:font-name-complex="Courier New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>
      <style:paragraph-properties fo:text-align="justify" style:justify-single-word="false"/>
      <style:text-properties officeooo:paragraph-rsid="0010e013"/>
    </style:style>
    <style:style style:name="P31" style:family="paragraph" style:parent-style-name="Heading_20_2">
      <style:paragraph-properties fo:text-align="justify" style:justify-single-word="false" fo:break-before="page"/>
    </style:style>
    <style:style style:name="P32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3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96ecb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09222a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2" style:family="text">
      <style:text-properties officeooo:rsid="000bb841"/>
    </style:style>
    <style:style style:name="T13" style:family="text">
      <style:text-properties officeooo:rsid="000e92ea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T17" style:family="text">
      <style:text-properties officeooo:rsid="00196ecb"/>
    </style:style>
    <style:style style:name="T18" style:family="text">
      <style:text-properties officeooo:rsid="0019addb"/>
    </style:style>
    <style:style style:name="T19" style:family="text">
      <style:text-properties officeooo:rsid="001b37b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1</text:p>
      <text:p text:style-name="P1">Delivery 201<text:span text:style-name="T16">3</text:span> Wk <text:span text:style-name="T17">7</text:span></text:p>
      <text:p text:style-name="P1"/>
      <text:h text:style-name="P28" text:outline-level="1">Dependency Analysis for Kactus2</text:h>
      <text:p text:style-name="P2"/>
      <text:p text:style-name="P2"/>
      <text:p text:style-name="P2"/>
      <text:p text:style-name="P11"><text:span text:style-name="T3">Reporting period:</text:span><text:span text:style-name="T6"><text:tab/>2012 </text:span><text:span text:style-name="T7">December </text:span><text:span text:style-name="T4">(Wk </text:span><text:span text:style-name="T5">1</text:span><text:span text:style-name="T4"> – Wk </text:span><text:span text:style-name="T5">5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9" text:outline-level="2">1. Description of work</text:h>
      <text:p text:style-name="P24"><text:span text:style-name="T17">The initial version of the technical specification was finished and the implementation phase begun.</text:span></text:p>
      <text:p text:style-name="P5"/>
      <text:p text:style-name="P5"/>
      <text:p text:style-name="P7">1.1. Results achieved</text:p>
      <text:p text:style-name="P24"><text:span text:style-name="T17">Technical specification</text:span></text:p>
      <text:p text:style-name="P5"/>
      <text:p text:style-name="P7">1.2. Problems encountered</text:p>
      <text:p text:style-name="P6">-</text:p>
      <text:p text:style-name="P5"/>
      <text:p text:style-name="P7">1.3. Changes to the project plan</text:p>
      <text:p text:style-name="P24"><text:span text:style-name="T17">-</text:span></text:p>
      <text:p text:style-name="P5"/>
      <text:p text:style-name="P7">1.4. Immediate actions needed</text:p>
      <text:p text:style-name="P25"><text:span text:style-name="T17">-</text:span></text:p>
      <text:p text:style-name="P5"/>
      <text:p text:style-name="P5"/>
      <text:h text:style-name="P29" text:outline-level="2"/>
      <text:h text:style-name="P31" text:outline-level="2"><draw:frame draw:style-name="fr1" draw:name="Object1" text:anchor-type="paragraph" svg:x="-0.258cm" svg:y="1.349cm" svg:width="17.464cm" svg:height="16.275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52</text:span><text:span text:style-name="T1">, the last week of this reporting period)</text:span></text:h>
      <text:h text:style-name="P32" text:outline-level="2"/>
      <text:h text:style-name="P33" text:outline-level="2"><draw:frame draw:style-name="fr1" draw:name="Object2" text:anchor-type="paragraph" svg:x="0.007cm" svg:y="0.778cm" svg:width="16.935cm" svg:height="7.151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52</text:span><text:span text:style-name="T1">, the last week of this reporting period)</text:span></text:h>
      <text:h text:style-name="P30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8"/>
      <text:p text:style-name="P7">4.1. Working hours of the group</text:p>
      <text:p text:style-name="P7"><text:span text:style-name="T9">* </text:span><text:span text:style-name="T10">Planned for complete project: 6</text:span><text:span text:style-name="T11">5</text:span><text:span text:style-name="T10">9 h person hours total</text:span></text:p>
      <text:p text:style-name="P9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4.2. Working hours per group member</text:p>
      <text:p text:style-name="P10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4.3. Working hours per task</text:p>
      <text:p text:style-name="P7"><draw:frame draw:style-name="fr1" draw:name="Object5" text:anchor-type="paragraph" svg:x="-0.628cm" svg:y="0.055cm" svg:width="17.911cm" svg:height="16.182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3"/>
          </table:table-cell>
          <table:table-cell table:style-name="Table9.B1" office:value-type="string">
            <text:p text:style-name="P12">Planned</text:p>
          </table:table-cell>
          <table:table-cell table:style-name="Table9.C1" office:value-type="string">
            <text:p text:style-name="P12">Realized</text:p>
          </table:table-cell>
          <table:table-cell table:style-name="Table9.D1" office:value-type="string">
            <text:p text:style-name="P19">%</text:p>
          </table:table-cell>
        </table:table-row>
        <table:table-row>
          <table:table-cell table:style-name="Table9.A5" office:value-type="string">
            <text:p text:style-name="P17">Project results achieved</text:p>
            <text:p text:style-name="P15">(not number of deliverables or similar simple metric) </text:p>
          </table:table-cell>
          <table:table-cell table:style-name="Table9.B2" table:number-columns-spanned="2" office:value-type="string">
            <text:p text:style-name="P14">Qualitative, subjective</text:p>
            <text:p text:style-name="P14">self-assessment</text:p>
          </table:table-cell>
          <table:covered-table-cell/>
          <table:table-cell table:style-name="Table9.D2" office:value-type="string">
            <text:p text:style-name="P18"><text:span text:style-name="T18">25</text:span>%</text:p>
          </table:table-cell>
        </table:table-row>
        <table:table-row>
          <table:table-cell table:style-name="Table9.A5" office:value-type="string">
            <text:p text:style-name="P17">Calendar weeks</text:p>
            <text:p text:style-name="P15">(on the timeline from beginning wk to end wk)</text:p>
          </table:table-cell>
          <table:table-cell table:style-name="Table9.B4" office:value-type="string">
            <text:p text:style-name="P16">24 wk</text:p>
          </table:table-cell>
          <table:table-cell table:style-name="Table9.C4" office:value-type="string">
            <text:p text:style-name="P16"><text:span text:style-name="T18">13</text:span> wk</text:p>
          </table:table-cell>
          <table:table-cell table:style-name="Table9.D3" office:value-type="string">
            <text:p text:style-name="P18"><text:span text:style-name="T18">54</text:span>%</text:p>
          </table:table-cell>
        </table:table-row>
        <table:table-row>
          <table:table-cell table:style-name="Table9.A5" office:value-type="string">
            <text:p text:style-name="P17">Person hours</text:p>
          </table:table-cell>
          <table:table-cell table:style-name="Table9.B4" office:value-type="string">
            <text:p text:style-name="P16">6<text:span text:style-name="T14">5</text:span>9 h</text:p>
          </table:table-cell>
          <table:table-cell table:style-name="Table9.C4" office:value-type="string">
            <text:p text:style-name="P16"><text:span text:style-name="T18">110</text:span>,<text:span text:style-name="T18">6</text:span><text:span text:style-name="T12">0</text:span> h</text:p>
          </table:table-cell>
          <table:table-cell table:style-name="Table9.D4" office:value-type="string">
            <text:p text:style-name="P18"><text:span text:style-name="T18">17</text:span>%</text:p>
          </table:table-cell>
        </table:table-row>
        <table:table-row>
          <table:table-cell table:style-name="Table9.A5" office:value-type="string">
            <text:p text:style-name="P17">Budget</text:p>
          </table:table-cell>
          <table:table-cell table:style-name="Table9.B5" office:value-type="string">
            <text:p text:style-name="P16">1<text:span text:style-name="T15">6</text:span> <text:span text:style-name="T15">733</text:span> €</text:p>
          </table:table-cell>
          <table:table-cell table:style-name="Table9.C5" office:value-type="string">
            <text:p text:style-name="P16"><text:span text:style-name="T19">2808</text:span> €</text:p>
          </table:table-cell>
          <table:table-cell table:style-name="Table9.D5" office:value-type="string">
            <text:p text:style-name="P18"><text:span text:style-name="T19">17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3">Task Table in the Project plan:</text:p>
      <text:p text:style-name="P7"/>
      <text:p text:style-name="P7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7">Deliverables Table in the Project plan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0">ID</text:p>
            </table:table-cell>
            <table:table-cell table:style-name="Table1.A1" office:value-type="string">
              <text:p text:style-name="P20">Deliverable Name</text:p>
            </table:table-cell>
            <table:table-cell table:style-name="Table1.A1" office:value-type="string">
              <text:p text:style-name="P20">Type</text:p>
            </table:table-cell>
            <table:table-cell table:style-name="Table1.A1" office:value-type="string">
              <text:p text:style-name="P20">Delivery Week</text:p>
            </table:table-cell>
            <table:table-cell table:style-name="Table1.E1" office:value-type="string">
              <text:p text:style-name="P20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1">D1</text:p>
          </table:table-cell>
          <table:table-cell table:style-name="Table1.B9" office:value-type="string">
            <text:p text:style-name="P21">Functional specification</text:p>
          </table:table-cell>
          <table:table-cell table:style-name="Table1.C9" office:value-type="string">
            <text:p text:style-name="P21">Document</text:p>
          </table:table-cell>
          <table:table-cell table:style-name="Table1.D9" office:value-type="string">
            <text:p text:style-name="P21">2012 Wk 50</text:p>
          </table:table-cell>
          <table:table-cell table:style-name="Table1.E9" office:value-type="string">
            <text:p text:style-name="P21">Client, assistant</text:p>
          </table:table-cell>
        </table:table-row>
        <table:table-row table:style-name="Table1.1">
          <table:table-cell table:style-name="Table1.A9" office:value-type="string">
            <text:p text:style-name="P21">D2</text:p>
          </table:table-cell>
          <table:table-cell table:style-name="Table1.B9" office:value-type="string">
            <text:p text:style-name="P21">Technical specification</text:p>
          </table:table-cell>
          <table:table-cell table:style-name="Table1.C9" office:value-type="string">
            <text:p text:style-name="P21">Document</text:p>
          </table:table-cell>
          <table:table-cell table:style-name="Table1.D9" office:value-type="string">
            <text:p text:style-name="P21">2013 Wk 2</text:p>
          </table:table-cell>
          <table:table-cell table:style-name="Table1.E9" office:value-type="string">
            <text:p text:style-name="P21">Client, assistant</text:p>
          </table:table-cell>
        </table:table-row>
        <table:table-row table:style-name="Table1.1">
          <table:table-cell table:style-name="Table1.A9" office:value-type="string">
            <text:p text:style-name="P21">C1</text:p>
          </table:table-cell>
          <table:table-cell table:style-name="Table1.B9" office:value-type="string">
            <text:p text:style-name="P22">Qt implementation of the tool</text:p>
          </table:table-cell>
          <table:table-cell table:style-name="Table1.C9" office:value-type="string">
            <text:p text:style-name="P21">Codes</text:p>
          </table:table-cell>
          <table:table-cell table:style-name="Table1.D9" office:value-type="string">
            <text:p text:style-name="P21">2013 Wk 15</text:p>
          </table:table-cell>
          <table:table-cell table:style-name="Table1.E9" office:value-type="string">
            <text:p text:style-name="P21">Client</text:p>
          </table:table-cell>
        </table:table-row>
        <table:table-row table:style-name="Table1.1">
          <table:table-cell table:style-name="Table1.A9" office:value-type="string">
            <text:p text:style-name="P21">FR</text:p>
          </table:table-cell>
          <table:table-cell table:style-name="Table1.B9" office:value-type="string">
            <text:p text:style-name="P21">Final report</text:p>
          </table:table-cell>
          <table:table-cell table:style-name="Table1.C9" office:value-type="string">
            <text:p text:style-name="P21">Document</text:p>
          </table:table-cell>
          <table:table-cell table:style-name="Table1.D9" office:value-type="string">
            <text:p text:style-name="P21">2013 Wk 16</text:p>
          </table:table-cell>
          <table:table-cell table:style-name="Table1.E9" office:value-type="string">
            <text:p text:style-name="P21">Client, assistant</text:p>
          </table:table-cell>
        </table:table-row>
        <table:table-row table:style-name="Table1.1">
          <table:table-cell table:style-name="Table1.A9" office:value-type="string">
            <text:p text:style-name="P21">M1</text:p>
            <text:p text:style-name="P21">M2</text:p>
          </table:table-cell>
          <table:table-cell table:style-name="Table1.B9" office:value-type="string">
            <text:p text:style-name="P21">Monthly status reports 2012 (Nov, Dec)</text:p>
          </table:table-cell>
          <table:table-cell table:style-name="Table1.C9" office:value-type="string">
            <text:p text:style-name="P21">Document</text:p>
          </table:table-cell>
          <table:table-cell table:style-name="Table1.D9" office:value-type="string">
            <text:p text:style-name="P21">2012 Wk 49</text:p>
            <text:p text:style-name="P21">2013 Wk 2</text:p>
          </table:table-cell>
          <table:table-cell table:style-name="Table1.E9" office:value-type="string">
            <text:p text:style-name="P21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1">M3</text:p>
            <text:p text:style-name="P21">M4</text:p>
            <text:p text:style-name="P21">M5</text:p>
          </table:table-cell>
          <table:table-cell table:style-name="Table1.B9" office:value-type="string">
            <text:p text:style-name="P21">Monthly status reports 2013 (Jan, Feb, Mar)</text:p>
          </table:table-cell>
          <table:table-cell table:style-name="Table1.C9" office:value-type="string">
            <text:p text:style-name="P21"/>
          </table:table-cell>
          <table:table-cell table:style-name="Table1.D9" office:value-type="string">
            <text:p text:style-name="P21">2013 Wk 6</text:p>
            <text:p text:style-name="P21">2013 Wk 10</text:p>
            <text:p text:style-name="P21">2013 Wk 14</text:p>
          </table:table-cell>
          <table:table-cell table:style-name="Table1.E9" office:value-type="string">
            <text:p text:style-name="P21">Assistant</text:p>
          </table:table-cell>
        </table:table-row>
        <table:table-row table:style-name="Table1.1">
          <table:table-cell table:style-name="Table1.A9" office:value-type="string">
            <text:p text:style-name="P21">P1</text:p>
          </table:table-cell>
          <table:table-cell table:style-name="Table1.B9" office:value-type="string">
            <text:p text:style-name="P21">Project plan presentation</text:p>
          </table:table-cell>
          <table:table-cell table:style-name="Table1.C9" office:value-type="string">
            <text:p text:style-name="P21">Presentation</text:p>
          </table:table-cell>
          <table:table-cell table:style-name="Table1.D9" office:value-type="string">
            <text:p text:style-name="P21">2012 Wk 48 </text:p>
          </table:table-cell>
          <table:table-cell table:style-name="Table1.E9" office:value-type="string">
            <text:p text:style-name="P21">Seminar</text:p>
          </table:table-cell>
        </table:table-row>
        <table:table-row table:style-name="Table1.1">
          <table:table-cell table:style-name="Table1.A9" office:value-type="string">
            <text:p text:style-name="P21">P2</text:p>
          </table:table-cell>
          <table:table-cell table:style-name="Table1.B9" office:value-type="string">
            <text:p text:style-name="P22">Final report presentation and live demonstration</text:p>
          </table:table-cell>
          <table:table-cell table:style-name="Table1.C9" office:value-type="string">
            <text:p text:style-name="P22">Presentation + demo</text:p>
          </table:table-cell>
          <table:table-cell table:style-name="Table1.D9" office:value-type="string">
            <text:p text:style-name="P21">2013 Wk 16</text:p>
          </table:table-cell>
          <table:table-cell table:style-name="Table1.E9" office:value-type="string">
            <text:p text:style-name="P21">Seminar</text:p>
          </table:table-cell>
        </table:table-row>
      </table:table>
      <text:p text:style-name="P7"/>
      <text:p text:style-name="P7">Schedule Chart in the Project plan:</text:p>
      <text:p text:style-name="P7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7"/>
      <text:p text:style-name="P23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7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2-14T13:50:45.10</dc:date>
    <meta:editing-duration>PT17H25M33S</meta:editing-duration>
    <meta:editing-cycles>217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29" meta:character-count="1986" meta:non-whitespace-character-count="17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891cm" fo:break-before="auto" style:use-optimal-row-height="tru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29" office:value-type="string">
            <text:p>Ready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1" office:value-type="string">
            <text:p>Active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2" office:value-type="string">
            <text:p>Ready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 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6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39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8" office:value-type="string">
            <text:p>46/2012 – 48/2012</text:p>
          </table:table-cell>
          <table:table-cell table:style-name="ce35" office:value-type="string">
            <text:p>Ready</text:p>
          </table:table-cell>
          <table:table-cell table:style-name="ce40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2" office:value-type="string">
            <text:p>Active</text:p>
          </table:table-cell>
          <table:table-cell table:style-name="ce38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29:05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7:35.6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table:number-columns-repeated="3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9:27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42.6">
            <text:p>42,6</text:p>
          </table:table-cell>
          <table:table-cell office:value-type="float" office:value="37.75">
            <text:p>37,75</text:p>
          </table:table-cell>
          <table:table-cell office:value-type="float" office:value="30.25">
            <text:p>30,25</text:p>
          </table:table-cell>
          <table:table-cell table:formula="of:=SUM([.X3:.Z3])" office:value-type="float" office:value="110.6">
            <text:p>110,6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193636363636364">
            <text:p>19,36%</text:p>
          </table:table-cell>
          <table:table-cell table:style-name="ce4" table:formula="of:=[.Y3]/[.Y2]" office:value-type="percentage" office:value="0.171590909090909">
            <text:p>17,16%</text:p>
          </table:table-cell>
          <table:table-cell table:style-name="ce4" table:formula="of:=[.Z3]/[.Z2]" office:value-type="percentage" office:value="0.138127853881279">
            <text:p>13,81%</text:p>
          </table:table-cell>
          <table:table-cell table:style-name="ce4" table:formula="of:=[.AA3]/[.AA2]" office:value-type="percentage" office:value="0.16783004552352">
            <text:p>16,7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1:48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 office:value-type="string">
            <text:p>Small changes made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0.85">
            <text:p>10,85</text:p>
          </table:table-cell>
          <table:table-cell table:style-name="ce27" table:formula="of:=[.AF3]/[.AE3]" office:value-type="percentage" office:value="0.217">
            <text:p>21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9.5">
            <text:p>9,5</text:p>
          </table:table-cell>
          <table:table-cell table:style-name="ce27" table:formula="of:=[.AF4]/[.AE4]" office:value-type="percentage" office:value="0.123376623376623">
            <text:p>12,34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,5</text:p>
          </table:table-cell>
          <table:table-cell table:style-name="ce28" table:formula="of:=[.AF5]/[.AE5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8" table:formula="of:=[.AF6]/[.AE6]" office:value-type="percentage" office:value="0.1">
            <text:p>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8" table:formula="of:=[.AF7]/[.AE7]" office:value-type="percentage" office:value="0.75">
            <text:p>75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3">
            <text:p>3</text:p>
          </table:table-cell>
          <table:table-cell table:style-name="ce27" table:formula="of:=[.AF11]/[.AE11]" office:value-type="percentage" office:value="0.0176470588235294">
            <text:p>1,76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8" table:formula="of:=[.AF12]/[.AE12]" office:value-type="percentage" office:value="0.06">
            <text:p>6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6.9">
            <text:p>6,9</text:p>
          </table:table-cell>
          <table:table-cell table:style-name="ce27" table:formula="of:=[.AF18]/[.AE18]" office:value-type="percentage" office:value="0.23">
            <text:p>23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4">
            <text:p>3,4</text:p>
          </table:table-cell>
          <table:table-cell table:style-name="ce28" table:formula="of:=[.AF19]/[.AE19]" office:value-type="percentage" office:value="0.68">
            <text:p>68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.5">
            <text:p>3,5</text:p>
          </table:table-cell>
          <table:table-cell table:style-name="ce28" table:formula="of:=[.AF20]/[.AE20]" office:value-type="percentage" office:value="0.14">
            <text:p>14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5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51.75">
            <text:p>51,75</text:p>
          </table:table-cell>
          <table:table-cell table:style-name="ce27" table:formula="of:=[.AF22]/[.AE22]" office:value-type="percentage" office:value="0.26953125">
            <text:p>26,95%</text:p>
          </table:table-cell>
          <table:table-cell table:style-name="ce33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6.25">
            <text:p>26,25</text:p>
          </table:table-cell>
          <table:table-cell table:style-name="ce28" table:formula="of:=[.AF23]/[.AE23]" office:value-type="percentage" office:value="0.4375">
            <text:p>43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2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2">
            <text:p>12</text:p>
          </table:table-cell>
          <table:table-cell table:style-name="ce29" table:formula="of:=[.AF29]/[.AE29]" office:value-type="percentage" office:value="0.3">
            <text:p>30,00%</text:p>
          </table:table-cell>
          <table:table-cell table:style-name="ce35" office:value-type="string">
            <text:p>Active</text:p>
          </table:table-cell>
          <table:table-cell table:style-name="ce43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10.6">
            <text:p>110,6</text:p>
          </table:table-cell>
          <table:table-cell table:style-name="ce28" table:formula="of:=[.AF30]/[.AE30]" office:value-type="percentage" office:value="0.16783004552352">
            <text:p>16,78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3:19.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4:16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